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2-2014</text:p>
      <text:p text:style-name="P44"><text:span text:style-name="T5">Maturín, </text:span><text:span text:style-name="Fuente_20_de_20_párrafo_20_predeter."><text:span text:style-name="T3">1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gost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8-2014</text:span><text:span text:style-name="T14"> </text:span><text:span text:style-name="T8">DE FECHA 21-07-2014</text:span></text:p>
      <text:p text:style-name="P36"/>
      <text:p text:style-name="P29"><text:span text:style-name="T8">OBJETO: </text:span><text:span text:style-name="T9">Adquisición de Sellos para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FARMACIA FARMAGRIN HOGAR,C.A<text:line-break/>- Oferta "B": FARMACIA MINNETONKA,C.A (LOCATEL PLAZA PIAR)<text:line-break/>- Oferta "C": MEGAFARMA,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FARMACIA FARMAGRIN HOGAR,C.A</text:span></text:p>
          </table:table-cell>
          <table:table-cell table:style-name="Tabla3.A3" office:value-type="string">
            <text:p text:style-name="P49">Oferta mas Economica<text:line-break/><text:line-break/>Monto oferta "A"</text:p>
          </table:table-cell>
          <table:table-cell table:style-name="Tabla3.A3" office:value-type="string">
            <text:p text:style-name="P49">9.414,29<text:line-break/><text:line-break/><text:line-break/>9.414,29</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FARMACIA MINNETONKA,C.A (LOCATEL PLAZA PIAR)</text:span></text:p>
          </table:table-cell>
          <table:table-cell table:style-name="Tabla3.A3" office:value-type="string">
            <text:p text:style-name="P49">Oferta mas Economica<text:line-break/><text:line-break/>Monto oferta "B"</text:p>
          </table:table-cell>
          <table:table-cell table:style-name="Tabla3.A3" office:value-type="string">
            <text:p text:style-name="P49">9.414,29<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MEGAFARMA, C.A</text:span></text:p>
          </table:table-cell>
          <table:table-cell table:style-name="Tabla3.A3" office:value-type="string">
            <text:p text:style-name="P49">Oferta mas Economica<text:line-break/><text:line-break/>Monto oferta "C"</text:p>
          </table:table-cell>
          <table:table-cell table:style-name="Tabla3.A3" office:value-type="string">
            <text:p text:style-name="P49">9.414,29<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FARMACIA FARMAGRIN HOGAR,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FARMACIA MINNETONKA,C.A (LOCATEL PLAZA PIAR)</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MEGAFARMA,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FARMAGRIN HOGAR, C.A, FARMACIA MINNETONKA, C.A (LOCATEL PLAZA PIAR) y MEGAFARMA, C.A,  quienes cuentan con reconocida experiencia en todo lo relacionado con el ramo, de las cuales solo FARMA GRIN HOGAR, C.A, presento oferta, es importante destacar que FARMACIA MINNETONKA, C.A (LOCATEL PLAZA PIAR) manifestó no poder trabajar con nosotros bajo las condiciones expresadas en el pliego de condiciones anexo a la invitación mientras que por otra parte MEGAFARMA, C.A, no posee disponibilidad en inventario del item solicitado,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disponibilidad en inventario de lo requerido, calidad de servicio y tiempo de respuesta.</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FARMAGRIN HOGAR, C.A, califica como ganadora en el presente procedimiento de selección de contratistas, por ofrecer la única oferta económica, en concordancia con lo solicitado y en cumplimiento del pliego de condiciones anexo a las invitaciones,  acompañado de excelente calidad en los productos ofertados aspectos que nos permiten realizar la siguiente recomendación. <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38-2014 para la Adquisición de Silla de Ruedas para uso exclusivo de éste Órgano de Control Fiscal, a la empresa FARMAGRIN HOGAR, C.A, Rif J-40051084-8 por un monto de NUEVE MIL CUATROCIENTOS CATORCE CON VEINTINUEVE CÉNTIMOS (Bs 9.414,29), para los siguientes renglones:<text:line-break/>RENGLON<text:line-break/>DESCRIPCION<text:line-break/>UNIDAD DE MEDIDA<text:line-break/>CANTIDAD<text:line-break/>1<text:line-break/>SILLA DE RUEDAS<text:line-break/>UNIDAD<text:line-break/>UNO (01)<text:line-break/><text:line-break/> </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